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915011647127972952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70865237218374898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74936099955499170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606561855602382615"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6959607336077747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236882020280984869"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50056241581790896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795035382728375136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594989" text:continue-list="list250056241581790896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23858759927439065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1416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12620"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605721"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601650"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20632"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180607158201043367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438269455052124559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86584702915188206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598598"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119480798183860487"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21528932921297713"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393092170384178677" text:style-name="L15">
        <text:list-item>
          <text:list>
            <text:list-header>
              <text:p text:style-name="P184">1.5 miles averaging about 9:40/mile and rest 1 min</text:p>
            </text:list-header>
          </text:list>
        </text:list-item>
      </text:list>
      <text:p text:style-name="P24">1 mile in 8:26 and rest 2 min</text:p>
      <text:list xml:id="list559785946149447509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744485187810087822"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07884"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340676462200858693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50383492394707574"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532491852607464600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592121" text:continue-list="list2650383492394707574" text:style-name="L19">
        <text:list-item>
          <text:list>
            <text:list-header>
              <text:p text:style-name="P188">(Pace*HR)=1240</text:p>
            </text:list-header>
          </text:list>
        </text:list-item>
      </text:list>
      <text:list xml:id="list34605090" text:continue-list="list3406764622008586939" text:style-name="L18">
        <text:list-item>
          <text:list>
            <text:list-header>
              <text:p text:style-name="P187">2 miles at 10:46/mile Ave HR= 121 bpm and rest a few minutes</text:p>
            </text:list-header>
          </text:list>
        </text:list-item>
      </text:list>
      <text:list xml:id="list34614495" text:continue-list="list3459212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621742"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601039820253218807"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57114739211456882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407738399767217013"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5843687477587404289"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251645569328150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98542784289900829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591411"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59520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81395967351885646"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585750772389197186"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861105462287639342"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810975460862243610"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58526872228406076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311588493064205465" text:style-name="L32">
        <text:list-item>
          <text:list>
            <text:list-header>
              <text:p text:style-name="P198">0.25 miles in 2:54</text:p>
              <text:p text:style-name="P198">1 mile in 9:21 going faster as I ran and ending at around 8:30 pace</text:p>
            </text:list-header>
          </text:list>
        </text:list-item>
      </text:list>
      <text:list xml:id="list17643537243946224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626038273229837347"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45475546867724470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68766989412578715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189134889841102253"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11445588990373672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10"><text:soft-page-break/>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121089338497796632"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21T14:35:02.60</dc:date>
    <dc:creator>James Lombardi</dc:creator>
    <meta:editing-duration>P29DT17H57M53S</meta:editing-duration>
    <meta:editing-cycles>2235</meta:editing-cycles>
    <meta:generator>OpenOffice/4.1.2$Win32 OpenOffice.org_project/412m3$Build-9782</meta:generator>
    <meta:document-statistic meta:table-count="0" meta:image-count="9" meta:object-count="0" meta:page-count="221" meta:paragraph-count="6481" meta:word-count="69726" meta:character-count="356620"/>
  </office:meta>
</office:document-meta>
</file>